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outline1">
      <style:graphic-properties fo:min-height="13.2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subtitle">
      <style:graphic-properties draw:fill-color="#ffffff" draw:auto-grow-height="true" fo:min-height="13.23cm"/>
    </style:style>
    <style:style style:name="pr6" style:family="presentation" style:parent-style-name="lyt-cool-notes">
      <style:graphic-properties draw:fill-color="#ffffff" draw:auto-grow-height="true" fo:min-height="11.41cm"/>
    </style:style>
    <style:style style:name="P1" style:family="paragraph">
      <style:text-properties fo:font-size="24pt"/>
    </style:style>
    <style:style style:name="P2" style:family="paragraph">
      <style:paragraph-properties fo:text-align="star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 xml:id="id1" draw:id="id1">
        <draw:frame presentation:style-name="pr1" draw:layer="layout" svg:width="23.912cm" svg:height="3.507cm" svg:x="2.058cm" svg:y="1.543cm" presentation:class="title">
          <draw:text-box>
            <text:p>SOLID, KISS и DRY</text:p>
          </draw:text-box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header>
                <text:p>Эти принципы помогают разработчикам создавать более качественный код, который легко поддерживать, расширять и изменять. Соблюдение этих принципов способствует созданию гибкой и эффективной архитектуры программного обеспечения.</text:p>
              </text:list-header>
            </text:list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 xml:id="id2" draw:id="id2">
        <draw:frame presentation:style-name="pr4" draw:layer="layout" svg:width="23.912cm" svg:height="3.507cm" svg:x="2.058cm" svg:y="1.543cm" presentation:class="title" presentation:placeholder="true">
          <draw:text-box/>
        </draw:frame>
        <draw:frame presentation:style-name="pr5" draw:text-style-name="P1" draw:layer="layout" svg:width="23.912cm" svg:height="15.249cm" svg:x="2.058cm" svg:y="4.828cm" presentation:class="subtitle" presentation:user-transformed="true">
          <draw:text-box>
            <text:p>SOLID:</text:p>
            <text:list text:style-name="L3">
              <text:list-item>
                <text:p text:style-name="P2">Принцип единственной ответственности (Single Responsibility Principle): Каждый класс должен быть ответственен только за одну обязанность.</text:p>
              </text:list-item>
              <text:list-item>
                <text:p text:style-name="P2">Принцип открытости/закрытости (Open/Closed Principle): Классы должны быть открыты для расширения, но закрыты для модификации.</text:p>
              </text:list-item>
              <text:list-item>
                <text:p text:style-name="P2">Принцип подстановки Лисков (Liskov Substitution Principle): Объекты должны быть заменяемыми на свои подтипы без изменения правильности программы.</text:p>
              </text:list-item>
              <text:list-item>
                <text:p text:style-name="P2">Принцип разделения интерфейса (Interface Segregation Principle): Клиенты не должны зависеть от интерфейсов, которые они не используют полностью.</text:p>
              </text:list-item>
              <text:list-item>
                <text:p text:style-name="P2">Принцип инверсии зависимостей (Dependency Inversion Principle): Классы должны зависеть от абстракций, а не от конкретных реализаций.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xml:id="id3" draw:id="id3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KISS (Keep It Simple, Stupid):</text:p>
                <text:p/>
              </text:list-item>
              <text:list-item>
                <text:p>Простота - это ключевой аспект хорошего проектирования.</text:p>
              </text:list-item>
              <text:list-item>
                <text:p>Предпочтительно использовать простые и понятные решения, а не избыточную сложность.</text:p>
              </text:list-item>
              <text:list-item>
                <text:p>Цель - создание кода, который легко понять, поддерживать и модифицировать.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xml:id="id4" draw:id="id4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DRY (Don't Repeat Yourself):</text:p>
                <text:p/>
              </text:list-item>
              <text:list-item>
                <text:p>Не повторяйте код - избегайте дублирования одинакового кода в разных частях программы.</text:p>
              </text:list-item>
              <text:list-item>
                <text:p>Используйте абстракции, функции, классы и другие средства для извлечения общей логики и повторно использования ее в разных местах.</text:p>
              </text:list-item>
              <text:list-item>
                <text:p>Повторное использование кода помогает уменьшить объем работы, улучшить поддерживаемость и избежать ошибок, связанных с несогласованностью.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xml:id="id5" draw:id="id5">
        <draw:frame presentation:style-name="pr1" draw:layer="layout" svg:width="23.912cm" svg:height="3.507cm" svg:x="2.058cm" svg:y="1.543cm" presentation:class="title">
          <draw:text-box>
            <text:p>Какие еще принципы принципы проектирования ПО существуют</text:p>
          </draw:text-box>
        </draw:frame>
        <draw:frame presentation:style-name="pr2" draw:layer="layout" svg:width="23.912cm" svg:height="14.161cm" svg:x="2.058cm" svg:y="5.838cm" presentation:class="outline" presentation:user-transformed="true">
          <draw:text-box>
            <text:list text:style-name="L2">
              <text:list-item>
                <text:p>Помимо SOLID, KISS и DRY, существуют и другие принципы проектирования программного обеспечения, которые помогают создавать качественный и эффективный код. Ниже приведены некоторые из них:</text:p>
              </text:list-item>
              <text:list-item>
                <text:p>YAGNI (You Ain't Gonna Need It)</text:p>
              </text:list-item>
              <text:list-item>
                <text:p>Composition Over Inheritance</text:p>
              </text:list-item>
              <text:list-item>
                <text:p>Law of Demeter (Принцип минимальной информированности):</text:p>
              </text:list-item>
              <text:list-item>
                <text:p>GRASP (General Responsibility Assignment Software Principles):</text:p>
              </text:list-item>
              <text:list-item>
                <text:p>Law of Least Astonishment (Принцип минимального удивления):</text:p>
              </text:list-item>
              <text:list-item>
                <text:p>Separation of Concerns (Разделение забот):</text:p>
              </text:list-item>
              <text:list-item>
                <text:p>Law of Conservation of Complexity (Закон сохранения сложности):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xml:id="id6" draw:id="id6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YAGNI (You Ain't Gonna Need It):</text:p>
              </text:list-item>
              <text:list-item>
                <text:p/>
              </text:list-item>
              <text:list-item>
                <text:p>Не пишите код для функциональности, которая вам не требуется в данный момент.</text:p>
              </text:list-item>
              <text:list-item>
                <text:p>Избегайте добавления избыточных функций и комплексности, пока они не станут действительно необходимыми.</text:p>
              </text:list-item>
              <text:list-item>
                <text:p>Фокусируйтесь на решении текущих проблем и добавлении функциональности по мере необходимости.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xml:id="id7" draw:id="id7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Composition Over Inheritance (Композиция вместо наследования):</text:p>
              </text:list-item>
              <text:list-item>
                <text:p/>
              </text:list-item>
              <text:list-item>
                <text:p>Предпочтительно использовать композицию объектов вместо наследования для повторного использования кода.</text:p>
              </text:list-item>
              <text:list-item>
                <text:p>Композиция обеспечивает большую гибкость и уменьшает связность между классами.</text:p>
              </text:list-item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xml:id="id8" draw:id="id8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Law of Demeter (Принцип минимальной информированности):</text:p>
              </text:list-item>
              <text:list-item>
                <text:p/>
              </text:list-item>
              <text:list-item>
                <text:p>Объект должен взаимодействовать только с непосредственными соседями.</text:p>
              </text:list-item>
              <text:list-item>
                <text:p>Ограничение коммуникации между объектами снижает связность и делает код более гибким.</text:p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xml:id="id9" draw:id="id9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GRASP (General Responsibility Assignment Software Principles):</text:p>
              </text:list-item>
              <text:list-item>
                <text:p/>
              </text:list-item>
              <text:list-item>
                <text:p>Принципы GRASP предоставляют руководство по назначению ответственности в объектно-ориентированном проектировании.</text:p>
              </text:list-item>
              <text:list-item>
                <text:p>Некоторые из принципов GRASP включают принцип единственного создателя, принцип индиректного связывания и другие.</text:p>
              </text:list-item>
            </text:list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xml:id="id10" draw:id="id10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Law of Least Astonishment (Принцип минимального удивления):</text:p>
              </text:list-item>
              <text:list-item>
                <text:p/>
              </text:list-item>
              <text:list-item>
                <text:p>Код должен вести себя таким образом, чтобы минимизировать удивление или неожиданное поведение для пользователей и других разработчиков.</text:p>
              </text:list-item>
              <text:list-item>
                <text:p>Предсказуемость и интуитивность кода помогают его пониманию и использованию.</text:p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xml:id="id11" draw:id="id11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Separation of Concerns (Разделение забот):</text:p>
              </text:list-item>
              <text:list-item>
                <text:p/>
              </text:list-item>
              <text:list-item>
                <text:p>Разделение функциональности программы на отдельные компоненты, каждый из которых отвечает только за конкретную заботу.</text:p>
              </text:list-item>
              <text:list-item>
                <text:p>Разделение забот облегчает понимание, модификацию и поддержку кода.</text:p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xml:id="id12" draw:id="id12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Law of Conservation of Complexity (Закон сохранения сложности):</text:p>
              </text:list-item>
              <text:list-item>
                <text:p>Сложность программы нельзя полностью устранить, но можно переместить ее из одной части в другую.</text:p>
              </text:list-item>
              <text:list-item>
                <text:p>Цель - сосредоточить сложность в нужных местах и минимизировать ее в остальной части программы.</text:p>
              </text:list-item>
              <text:list-item>
                <text:p>Комплексность может быть неизбежной, но ее следует управлять и избегать излишней сложности.</text:p>
              </text:list-item>
            </text:list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 xml:id="id13" draw:id="id13">
        <draw:frame presentation:style-name="pr1" draw:layer="layout" svg:width="23.912cm" svg:height="3.507cm" svg:x="2.058cm" svg:y="1.543cm" presentation:class="title" presentation:placeholder="true">
          <draw:text-box/>
        </draw:frame>
        <draw:frame presentation:style-name="pr2" draw:layer="layout" svg:width="23.912cm" svg:height="13.23cm" svg:x="2.058cm" svg:y="5.838cm" presentation:class="outline">
          <draw:text-box>
            <text:list text:style-name="L2">
              <text:list-item>
                <text:p>Принципы проектирования программного обеспечения, включая SOLID, KISS, DRY и другие, представляют собой руководства и рекомендации для создания высококачественного и поддерживаемого кода. Они помогают разработчикам создавать гибкие, расширяемые и читаемые программы, а также улучшают эффективность и управляемость проектов. При проектировании и разработке программного обеспечения рекомендуется применять эти принципы для достижения более качественных результатов.</text:p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5-21T07:52:26.68</meta:creation-date>
    <meta:editing-duration>PT7M41S</meta:editing-duration>
    <meta:editing-cycles>2</meta:editing-cycles>
    <dc:date>2023-05-21T07:59:40.95</dc:date>
    <meta:document-statistic meta:object-count="81"/>
    <meta:generator>OpenOffice/4.1.14$Win32 OpenOffice.org_project/4114m1$Build-9811</meta:generator>
  </office:meta>
</office:document-meta>
</file>